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Benjamine,</text:p>
      <text:p text:style-name="Normal">v tento svátek lásky ti chci připomenout, jaké to je sdílet s tebou kameny duše. Naše spojení je jako čtení mezi řádky tajemných šifer, které se nám rozplétají díky moudrosti anděla Raziel. Tvá intuice a schopnost vidět hluboko do tajů světa nám umožňuje prožít každý okamžik s větší intenzitou a porozuměním. Oceňuji každý moment, kdy naše duše tančí ve společném rytmu pravdy a poznání, obdařeny darom jasnozřivosti a vedeny světlem anděla, který nám pomáhá objevovat nejen tajemství vesmíru, ale i nekonečnou hloubku našich srdcí.</text:p>
      <text:p text:style-name="Normal">Ve světle tvého andělského čísla osm, přeji nám oběma, aby náš společný cestou byla vždy plodná a osvětlena moudrostí, kterou nám Raziel nabízí. Ať cestou poznání a sdílených tajemství naše duše nalézají stále nové spojení, které nás posiluje a obohacuje. S láskou na Valentýna a v každém dalším dn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